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4.7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/>
      <table:table table:name="versions" table:style-name="ta1">
        <table:shapes>
          <draw:frame draw:z-index="0" draw:style-name="gr1" draw:text-style-name="P2" svg:width="65.394cm" svg:height="38.698cm" svg:x="19.768cm" svg:y="6.864cm">
            <draw:object draw:notify-on-update-of-ranges="versions.E3:versions.E28 versions.F2:versions.F2 versions.F3:versions.F28" xlink:href="./Object 1" xlink:type="simple" xlink:show="embed" xlink:actuate="onLoad">
              <loext:p text:style-name="P1">:0.8.2)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ss bitcoin.tsv | sort -u -k2,2 | cut -f6,6 | cut -d, -f2-2 | sort | uniq -c &gt;versions.tx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version</text:p>
          </table:table-cell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Satoshi:0.20.1</text:p>
          </table:table-cell>
          <table:table-cell table:number-columns-repeated="2"/>
          <table:table-cell table:formula="of:=[.B3]" office:value-type="string" office:string-value="Satoshi:0.20.1" calcext:value-type="string">
            <text:p>Satoshi:0.20.1</text:p>
          </table:table-cell>
          <table:table-cell table:formula="of:=[.A3]" office:value-type="float" office:value="1770" calcext:value-type="float">
            <text:p>177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Satoshi:0.20.0</text:p>
          </table:table-cell>
          <table:table-cell table:number-columns-repeated="2"/>
          <table:table-cell table:formula="of:=[.B4]" office:value-type="string" office:string-value="Satoshi:0.20.0" calcext:value-type="string">
            <text:p>Satoshi:0.20.0</text:p>
          </table:table-cell>
          <table:table-cell table:formula="of:=[.A4]"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atoshi:0.19.1</text:p>
          </table:table-cell>
          <table:table-cell table:number-columns-repeated="2"/>
          <table:table-cell table:formula="of:=[.B5]" office:value-type="string" office:string-value="Satoshi:0.19.1" calcext:value-type="string">
            <text:p>Satoshi:0.19.1</text:p>
          </table:table-cell>
          <table:table-cell table:formula="of:=[.A5]"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atoshi:0.18.0</text:p>
          </table:table-cell>
          <table:table-cell table:number-columns-repeated="2"/>
          <table:table-cell table:formula="of:=[.B6]" office:value-type="string" office:string-value="Satoshi:0.18.0" calcext:value-type="string">
            <text:p>Satoshi:0.18.0</text:p>
          </table:table-cell>
          <table:table-cell table:formula="of:=[.A6]"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atoshi:0.19.0.1</text:p>
          </table:table-cell>
          <table:table-cell table:number-columns-repeated="2"/>
          <table:table-cell table:formula="of:=[.B7]" office:value-type="string" office:string-value="Satoshi:0.19.0.1" calcext:value-type="string">
            <text:p>Satoshi:0.19.0.1</text:p>
          </table:table-cell>
          <table:table-cell table:formula="of:=[.A7]"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atoshi:0.18.1</text:p>
          </table:table-cell>
          <table:table-cell table:number-columns-repeated="2"/>
          <table:table-cell table:formula="of:=[.B8]" office:value-type="string" office:string-value="Satoshi:0.18.1" calcext:value-type="string">
            <text:p>Satoshi:0.18.1</text:p>
          </table:table-cell>
          <table:table-cell table:formula="of:=[.A8]"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atoshi:1.3.3</text:p>
          </table:table-cell>
          <table:table-cell table:number-columns-repeated="2"/>
          <table:table-cell table:formula="of:=[.B9]" office:value-type="string" office:string-value="Satoshi:1.3.3" calcext:value-type="string">
            <text:p>Satoshi:1.3.3</text:p>
          </table:table-cell>
          <table:table-cell table:formula="of:=[.A9]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atoshi:0.17.1</text:p>
          </table:table-cell>
          <table:table-cell table:number-columns-repeated="2"/>
          <table:table-cell table:formula="of:=[.B10]" office:value-type="string" office:string-value="Satoshi:0.17.1" calcext:value-type="string">
            <text:p>Satoshi:0.17.1</text:p>
          </table:table-cell>
          <table:table-cell table:formula="of:=[.A10]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atoshi:0.15.0.1</text:p>
          </table:table-cell>
          <table:table-cell table:number-columns-repeated="2"/>
          <table:table-cell table:formula="of:=[.B11]" office:value-type="string" office:string-value="Satoshi:0.15.0.1" calcext:value-type="string">
            <text:p>Satoshi:0.15.0.1</text:p>
          </table:table-cell>
          <table:table-cell table:formula="of:=[.A11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atoshi:0.16.3</text:p>
          </table:table-cell>
          <table:table-cell table:number-columns-repeated="2"/>
          <table:table-cell table:formula="of:=[.B12]" office:value-type="string" office:string-value="Satoshi:0.16.3" calcext:value-type="string">
            <text:p>Satoshi:0.16.3</text:p>
          </table:table-cell>
          <table:table-cell table:formula="of:=[.A12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toshi:0.20.99</text:p>
          </table:table-cell>
          <table:table-cell table:number-columns-repeated="2"/>
          <table:table-cell table:formula="of:=[.B13]" office:value-type="string" office:string-value="Satoshi:0.20.99" calcext:value-type="string">
            <text:p>Satoshi:0.20.99</text:p>
          </table:table-cell>
          <table:table-cell table:formula="of:=[.A13]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toshi:0.14.99</text:p>
          </table:table-cell>
          <table:table-cell table:number-columns-repeated="2"/>
          <table:table-cell table:formula="of:=[.B14]" office:value-type="string" office:string-value="Satoshi:0.14.99" calcext:value-type="string">
            <text:p>Satoshi:0.14.99</text:p>
          </table:table-cell>
          <table:table-cell table:formula="of:=[.A14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toshi:0.17.0</text:p>
          </table:table-cell>
          <table:table-cell table:number-columns-repeated="2"/>
          <table:table-cell table:formula="of:=[.B15]" office:value-type="string" office:string-value="Satoshi:0.17.0" calcext:value-type="string">
            <text:p>Satoshi:0.17.0</text:p>
          </table:table-cell>
          <table:table-cell table:formula="of:=[.A15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atoshi:0.16.0</text:p>
          </table:table-cell>
          <table:table-cell table:number-columns-repeated="2"/>
          <table:table-cell table:formula="of:=[.B16]" office:value-type="string" office:string-value="Satoshi:0.16.0" calcext:value-type="string">
            <text:p>Satoshi:0.16.0</text:p>
          </table:table-cell>
          <table:table-cell table:formula="of:=[.A16]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atoshi:0.15.1</text:p>
          </table:table-cell>
          <table:table-cell table:number-columns-repeated="2"/>
          <table:table-cell table:formula="of:=[.B17]" office:value-type="string" office:string-value="Satoshi:0.15.1" calcext:value-type="string">
            <text:p>Satoshi:0.15.1</text:p>
          </table:table-cell>
          <table:table-cell table:formula="of:=[.A17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toshi:0.18.1(Omni:0.8.2)</text:p>
          </table:table-cell>
          <table:table-cell office:value-type="string" calcext:value-type="string">
            <text:p>x</text:p>
          </table:table-cell>
          <table:table-cell/>
          <table:table-cell table:formula="of:=[.B18]" office:value-type="string" office:string-value="Satoshi:0.18.1(Omni:0.8.2)" calcext:value-type="string">
            <text:p>Satoshi:0.18.1(Omni:0.8.2)</text:p>
          </table:table-cell>
          <table:table-cell table:formula="of:=[.A18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toshi:0.17.0.1</text:p>
          </table:table-cell>
          <table:table-cell table:number-columns-repeated="2"/>
          <table:table-cell table:formula="of:=[.B19]" office:value-type="string" office:string-value="Satoshi:0.17.0.1" calcext:value-type="string">
            <text:p>Satoshi:0.17.0.1</text:p>
          </table:table-cell>
          <table:table-cell table:formula="of:=[.A19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toshi:0.18.1(Omni:0.8.1)</text:p>
          </table:table-cell>
          <table:table-cell office:value-type="string" calcext:value-type="string">
            <text:p>x</text:p>
          </table:table-cell>
          <table:table-cell/>
          <table:table-cell table:formula="of:=[.B20]" office:value-type="string" office:string-value="Satoshi:0.18.1(Omni:0.8.1)" calcext:value-type="string">
            <text:p>Satoshi:0.18.1(Omni:0.8.1)</text:p>
          </table:table-cell>
          <table:table-cell table:formula="of:=[.A20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toshi:0.12.1(bitcore)</text:p>
          </table:table-cell>
          <table:table-cell office:value-type="string" calcext:value-type="string">
            <text:p>x</text:p>
          </table:table-cell>
          <table:table-cell/>
          <table:table-cell table:formula="of:=[.B21]" office:value-type="string" office:string-value="Satoshi:0.12.1(bitcore)" calcext:value-type="string">
            <text:p>Satoshi:0.12.1(bitcore)</text:p>
          </table:table-cell>
          <table:table-cell table:formula="of:=[.A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toshi:0.14.2</text:p>
          </table:table-cell>
          <table:table-cell table:number-columns-repeated="2"/>
          <table:table-cell table:formula="of:=[.B22]" office:value-type="string" office:string-value="Satoshi:0.14.2" calcext:value-type="string">
            <text:p>Satoshi:0.14.2</text:p>
          </table:table-cell>
          <table:table-cell table:formula="of:=[.A22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toshi:0.18.99</text:p>
          </table:table-cell>
          <table:table-cell table:number-columns-repeated="2"/>
          <table:table-cell table:formula="of:=[.B23]" office:value-type="string" office:string-value="Satoshi:0.18.99" calcext:value-type="string">
            <text:p>Satoshi:0.18.99</text:p>
          </table:table-cell>
          <table:table-cell table:formula="of:=[.A23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toshi:0.19.99</text:p>
          </table:table-cell>
          <table:table-cell table:number-columns-repeated="2"/>
          <table:table-cell table:formula="of:=[.B24]" office:value-type="string" office:string-value="Satoshi:0.19.99" calcext:value-type="string">
            <text:p>Satoshi:0.19.99</text:p>
          </table:table-cell>
          <table:table-cell table:formula="of:=[.A2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itcoin ABC:0.15.1(EB8.0)</text:p>
          </table:table-cell>
          <table:table-cell office:value-type="string" calcext:value-type="string">
            <text:p>x</text:p>
          </table:table-cell>
          <table:table-cell/>
          <table:table-cell table:formula="of:=[.B25]" office:value-type="string" office:string-value="Bitcoin ABC:0.15.1(EB8.0)" calcext:value-type="string">
            <text:p>Bitcoin ABC:0.15.1(EB8.0)</text:p>
          </table:table-cell>
          <table:table-cell table:formula="of:=[.A25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toshi:0.16.2</text:p>
          </table:table-cell>
          <table:table-cell table:number-columns-repeated="2"/>
          <table:table-cell table:formula="of:=[.B26]" office:value-type="string" office:string-value="Satoshi:0.16.2" calcext:value-type="string">
            <text:p>Satoshi:0.16.2</text:p>
          </table:table-cell>
          <table:table-cell table:formula="of:=[.A26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toshi:0.15.0</text:p>
          </table:table-cell>
          <table:table-cell table:number-columns-repeated="2"/>
          <table:table-cell table:formula="of:=[.B27]" office:value-type="string" office:string-value="Satoshi:0.15.0" calcext:value-type="string">
            <text:p>Satoshi:0.15.0</text:p>
          </table:table-cell>
          <table:table-cell table:formula="of:=[.A27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toshi:0.17.2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formula="of:=SUM([.A28:.A238])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toshi:0.13.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toshi:0.12.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toshi:0.13.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toshi:0.17.9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toshi:0.18.1(Omni:0.9.0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erealbitcoin.org:0.9.99.9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toshi:0.18.1(Omni:0.8.0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toshi:0.20.1/Knots:2020081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toshi:0.14.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toshi:0.14.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toshi:0.15.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toshi:0.16.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oshi:0.16.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coinUnlimited:1.0.3(EB16; AD1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oshi:0.15.9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oshi:0.18.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tcwire:0.5.0/btcd:0.20.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KCoind:0.19.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oshi:0.20.1(NO2X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tcoin ABC:0.14.6(EB8.0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oshi:0.13.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oshi:0.15.0(bitcore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oshi:0.15.6.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oshi:0.18.0(bitcore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oshi:0.20.0(@wiz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rum:0.12.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tflateCore:0.19.0.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T-DSN:0.17.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oshi:0.19.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oshi:0.20.1(@emzy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rum:0.12.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coin:2.0.0-dev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tcwire:0.5.0/btcd:0.21.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0.16.3(bitcore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0.16.3/Knots:201807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0.16.3(UASF-SegWit-BIP148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0.17.1(bitcore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0.17.1(UASF-SegWit-BIP148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0.19.1/Knots:202003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0.20.0(dim-3500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0.20.0/Knots:202006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oshi:1.2.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realbitcoin.org:0.7.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tcoin XT:0.11.0K(Linux; x86_64; EB1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cwire:0.5.0/btcd:0.12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cwire:0.5.0/btcd:0.20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bbitcoin:3.6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0.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1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4.2(bitcore-sl)/UASF-Segwit: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4.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6.2(bitcore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7.1(matbea.net; Good Bitcoi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7.99(bitcore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8.0(UASF-SegWit-BIP148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9.0.1(@emzy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9.0.1(UASF-SegWit-BIP148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19.1(@devinbileck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20.1(SegWit2x-RIP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20.1(UASF-SegWit-BIP148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20.99(@emzy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20.99(@love.@_@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20.99(Medea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8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9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0.9.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1.0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1.15.1(2x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toshi:1.3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oshi:0.20.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oin:v1.0.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coin ABC:0.14.5(EB8.0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coinUnlimited:1.0.1.4(EB16; AD12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coinUnlimited:1.0.2(EB16; AD12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coinUnlimited:1.0.2(EB64; AD4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flateCore:0.20.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ssic:1.2.0(EB3.7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tiChain:0.2.0.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1.2(bitcor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2.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2.0(bitcor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3.0(bitcor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3.2(UASF-SegWit-BIP148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4.2(bitcor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5.0(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7.0(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7.1(rBitcoi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7.99(BollockstoBrexi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0(btc100k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0(LearnMeABitcoi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1(bitcoi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1(bitcoin-sl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1/Knots:201909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1(Liquality.i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1(Omni:0.7.0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8.99(BTC4LYF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0.1(bitcoin-prod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0.1(bitcoin-staging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0.1(bitcor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0.1(Stay_Home_Stay_Healthy_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0.1(@wiz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bitcoi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bitcoin.ali-bit.com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BITOPS-PublicService-UAS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nothing can relieve us o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Stay at home and wear a 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Support me 3GmVs3u8STnCg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We-Win-Jihan-GTFU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19.1(www.lightning.land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0(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0(IgniOS-Cor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0(JUNE_27_2018_and_BTC_is_U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0(Liqin-for-eve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0(UASF-SegWit-BIP148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1HELPcUc9nvVqiFLkd7A2Wma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2AZZARITA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Argentinean Peso Suck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bitcoin.bg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bitcor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BTC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BTC1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btc.nth.i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Delete Conba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HODL Love Peac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LeiTech-Gb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Libre o muerto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needs-coffe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plsdonate.http.bit.co.in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1(@wiz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99(gce_m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20.99(@wiz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8.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0.8.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shi:1.14.5(2x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oshi:0.17.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oshi:0.19.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realbitcoin.org:0.8.88.8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versions.A2:versions.B168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22:34:20.273306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0T22:34:27.712332750</dc:date>
    <meta:editing-duration>PT5M57S</meta:editing-duration>
    <meta:editing-cycles>6</meta:editing-cycles>
    <meta:generator>LibreOffice/7.0.4.2$Linux_X86_64 LibreOffice_project/00$Build-2</meta:generator>
    <meta:document-statistic meta:table-count="1" meta:cell-count="4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oto Serif'" style:font-style-name="Bold" style:font-family-generic="roman" fo:font-size="32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Noto Serif'" style:font-style-name="Regular" style:font-family-generic="roman"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erif'" style:font-style-name="Regular" style:font-family-generic="roman" fo:font-size="20pt" style:font-size-asian="10pt" style:font-size-complex="10pt"/>
    </style:style>
    <style:style style:name="ch6" style:family="chart">
      <style:chart-properties style:rotation-angle="90"/>
      <style:text-properties fo:font-family="'Noto Serif'" style:font-style-name="Regular" style:font-family-generic="roman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5.395cm" svg:height="38.699cm" xlink:href=".." xlink:type="simple" chart:class="chart:bar" chart:style-name="ch1">
        <chart:title svg:x="22.243cm" svg:y="-0.115cm" chart:style-name="ch2">
          <text:p>Bitcoin Version Distribution in LD-7</text:p>
        </chart:title>
        <chart:plot-area chart:style-name="ch3" table:cell-range-address="versions.E3:versions.F28 versions.F2:versions.F2" chart:data-source-has-labels="both" svg:x="2.244cm" svg:y="1.691cm" svg:width="62.107cm" svg:height="36.822cm">
          <chart:coordinate-region svg:x="4.083cm" svg:y="2.181cm" svg:width="60.268cm" svg:height="28.727cm"/>
          <chart:axis chart:dimension="x" chart:name="primary-x" chart:style-name="ch4" chartooo:axis-type="auto">
            <chartooo:date-scale/>
            <chart:categories table:cell-range-address="versions.E3:versions.E28"/>
          </chart:axis>
          <chart:axis chart:dimension="y" chart:name="primary-y" chart:style-name="ch5">
            <chart:title svg:x="0.445cm" svg:y="15.387cm" chart:style-name="ch6">
              <text:p>#peers</text:p>
            </chart:title>
            <chart:grid chart:style-name="ch7" chart:class="major"/>
          </chart:axis>
          <chart:series chart:style-name="ch8" chart:values-cell-range-address="versions.F3:versions.F28" chart:label-cell-address="versions.F2:versions.F2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versions.F2:version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toshi:0.20.1</text:p>
                <draw:g>
                  <svg:desc>versions.E3:versions.E28</svg:desc>
                </draw:g>
              </table:table-cell>
              <table:table-cell office:value-type="float" office:value="1770">
                <text:p>1770</text:p>
                <draw:g>
                  <svg:desc>versions.F3:versions.F28</svg:desc>
                </draw:g>
              </table:table-cell>
            </table:table-row>
            <table:table-row>
              <table:table-cell office:value-type="string">
                <text:p>Satoshi:0.20.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Satoshi:0.19.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Satoshi:0.18.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Satoshi:0.19.0.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Satoshi:0.18.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Satoshi:1.3.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Satoshi:0.17.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Satoshi:0.15.0.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Satoshi:0.16.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atoshi:0.20.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Satoshi:0.14.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Satoshi:0.17.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Satoshi:0.16.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atoshi:0.15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atoshi:0.18.1(Omni:0.8.2)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atoshi:0.17.0.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atoshi:0.18.1(Omni:0.8.1)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atoshi:0.12.1(bitcore)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atoshi:0.14.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atoshi:0.18.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atoshi:0.19.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Bitcoin ABC:0.15.1(EB8.0)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toshi:0.16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atoshi:0.15.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441">
                <text:p>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